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.AppleSystemUIFont1" svg:font-family=".AppleSystemUIFont" style:font-family-generic="swiss" style:font-pitch="variable"/>
    <style:font-face style:name="Arial" svg:font-family="Arial" style:font-family-generic="swiss" style:font-pitch="variable"/>
    <style:font-face style:name="Cambria1" svg:font-family="Cambri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orphans="0" fo:widows="0" style:page-number="auto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fo:color="#000000" style:font-name="Times New Roman" style:font-name-complex="Times New Roman1"/>
    </style:style>
    <style:style style:name="P4" style:family="paragraph" style:parent-style-name="Standard">
      <style:paragraph-properties fo:orphans="0" fo:widows="0"/>
      <style:text-properties fo:color="#000000" style:font-name="Times New Roman" fo:font-size="10pt" style:font-size-asian="10pt" style:font-name-complex="Times New Roman1" style:font-size-complex="10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color="#000000" style:font-name="Times New Roman" style:font-name-complex="Times New Roman1"/>
    </style:style>
    <style:style style:name="P7" style:family="paragraph" style:parent-style-name="Standard">
      <style:paragraph-properties fo:orphans="0" fo:widows="0"/>
      <style:text-properties fo:color="#000000" style:font-name="Times New Roman" fo:font-size="15pt" style:font-size-asian="15pt" style:font-name-complex="Times New Roman1" style:font-size-complex="15pt"/>
    </style:style>
    <style:style style:name="P8" style:family="paragraph" style:parent-style-name="Standard" style:master-page-name="Standard">
      <style:paragraph-properties fo:orphans="0" fo:widows="0" style:page-number="auto"/>
    </style:style>
    <style:style style:name="P9" style:family="paragraph" style:parent-style-name="Standard">
      <style:paragraph-properties fo:orphans="0" fo:widows="0"/>
      <style:text-properties fo:color="#000000" style:font-name="Times New Roman" style:font-name-complex="Times New Roman1"/>
    </style:style>
    <style:style style:name="P10" style:family="paragraph" style:parent-style-name="Standard">
      <style:paragraph-properties fo:orphans="0" fo:widows="0"/>
      <style:text-properties fo:color="#000000" style:font-name="Times New Roman" fo:font-size="10pt" style:font-size-asian="10pt" style:font-name-complex="Times New Roman1" style:font-size-complex="10pt"/>
    </style:style>
    <style:style style:name="P11" style:family="paragraph" style:parent-style-name="Standard">
      <style:paragraph-properties fo:orphans="0" fo:widows="0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Times New Roman" fo:font-size="15pt" style:font-size-asian="15pt" style:font-name-complex="Times New Roman1" style:font-size-complex="15pt"/>
    </style:style>
    <style:style style:name="T2" style:family="text">
      <style:text-properties fo:color="#000000" style:font-name="Times New Roman" style:font-name-complex="Times New Roman1"/>
    </style:style>
    <style:style style:name="T3" style:family="text">
      <style:text-properties fo:color="#000000" style:font-name="Times New Roman" fo:font-size="15pt" style:font-size-asian="15pt" style:font-name-complex="Times New Roman1" style:font-size-complex="15pt"/>
    </style:style>
    <style:style style:name="T4" style:family="text">
      <style:text-properties fo:color="#000000" style:font-name="Times New Roman" fo:font-size="15pt" officeooo:rsid="000ff0e9" style:font-size-asian="15pt" style:font-name-complex="Times New Roman1" style:font-size-complex="15pt"/>
    </style:style>
    <style:style style:name="T5" style:family="text">
      <style:text-properties fo:color="#000000" style:font-name="Times New Roman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.AppleSystemUIFont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.AppleSystemUIFont" fo:font-size="10pt" fo:language="en" fo:country="US" style:language-asian="en" style:country-asian="US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>
        <text:changed-region xml:id="ct71092624" text:id="ct71092624">
          <text:insertion>
            <office:change-info>
              <dc:creator>Lucia Dossin</dc:creator>
              <dc:date>2017-09-02T11:02:00</dc:date>
            </office:change-info>
          </text:insertion>
        </text:changed-region>
        <text:changed-region xml:id="ct74317216" text:id="ct74317216">
          <text:deletion>
            <office:change-info>
              <dc:creator>silvio </dc:creator>
              <dc:date>2017-09-03T15:26:00</dc:date>
            </office:change-info>
            <text:p text:style-name="P1"><text:span text:style-name="T1">e</text:span></text:p>
          </text:deletion>
          <text:insertion>
            <office:change-info office:chg-author="Lucia Dossin" office:chg-date-time="2017-09-02T11:02:00"/>
          </text:insertion>
        </text:changed-region>
        <text:changed-region xml:id="ct74848784" text:id="ct74848784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74407424" text:id="ct74407424">
          <text:insertion>
            <office:change-info>
              <dc:creator>Lucia Dossin</dc:creator>
              <dc:date>2017-09-02T11:02:00</dc:date>
            </office:change-info>
          </text:insertion>
        </text:changed-region>
        <text:changed-region xml:id="ct74827088" text:id="ct74827088">
          <text:deletion>
            <office:change-info>
              <dc:creator>silvio </dc:creator>
              <dc:date>2017-09-03T15:26:00</dc:date>
            </office:change-info>
            <text:p text:style-name="P1"><text:span text:style-name="T1">e</text:span></text:p>
          </text:deletion>
          <text:insertion>
            <office:change-info office:chg-author="Lucia Dossin" office:chg-date-time="2017-09-02T11:02:00"/>
          </text:insertion>
        </text:changed-region>
        <text:changed-region xml:id="ct74829616" text:id="ct74829616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74830880" text:id="ct74830880">
          <text:insertion>
            <office:change-info>
              <dc:creator>Lucia Dossin</dc:creator>
              <dc:date>2017-09-02T11:02:00</dc:date>
            </office:change-info>
          </text:insertion>
        </text:changed-region>
        <text:changed-region xml:id="ct74794592" text:id="ct74794592">
          <text:deletion>
            <office:change-info>
              <dc:creator>silvio </dc:creator>
              <dc:date>2017-09-03T15:26:00</dc:date>
            </office:change-info>
            <text:p text:style-name="P1"><text:span text:style-name="T1">y</text:span></text:p>
          </text:deletion>
          <text:insertion>
            <office:change-info office:chg-author="Lucia Dossin" office:chg-date-time="2017-09-02T11:02:00"/>
          </text:insertion>
        </text:changed-region>
        <text:changed-region xml:id="ct74811424" text:id="ct74811424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74680288" text:id="ct74680288">
          <text:insertion>
            <office:change-info>
              <dc:creator>Lucia Dossin</dc:creator>
              <dc:date>2017-09-02T11:02:00</dc:date>
            </office:change-info>
          </text:insertion>
        </text:changed-region>
        <text:changed-region xml:id="ct56355536" text:id="ct56355536">
          <text:insertion>
            <office:change-info>
              <dc:creator>Lucia Dossin</dc:creator>
              <dc:date>2017-09-02T11:03:00</dc:date>
            </office:change-info>
          </text:insertion>
        </text:changed-region>
        <text:changed-region xml:id="ct74751808" text:id="ct74751808">
          <text:deletion>
            <office:change-info>
              <dc:creator>silvio </dc:creator>
              <dc:date>2017-09-03T15:26:00</dc:date>
            </office:change-info>
            <text:p text:style-name="P1"><text:span text:style-name="T1">d</text:span></text:p>
          </text:deletion>
          <text:insertion>
            <office:change-info office:chg-author="Lucia Dossin" office:chg-date-time="2017-09-02T11:03:00"/>
          </text:insertion>
        </text:changed-region>
        <text:changed-region xml:id="ct74815296" text:id="ct74815296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74844592" text:id="ct74844592">
          <text:insertion>
            <office:change-info>
              <dc:creator>Lucia Dossin</dc:creator>
              <dc:date>2017-09-02T11:03:00</dc:date>
            </office:change-info>
          </text:insertion>
        </text:changed-region>
        <text:changed-region xml:id="ct74817312" text:id="ct74817312">
          <text:deletion>
            <office:change-info>
              <dc:creator>silvio </dc:creator>
              <dc:date>2017-09-03T15:26:00</dc:date>
            </office:change-info>
            <text:p text:style-name="P1"><text:span text:style-name="T1">f</text:span></text:p>
          </text:deletion>
          <text:insertion>
            <office:change-info office:chg-author="Lucia Dossin" office:chg-date-time="2017-09-02T11:03:00"/>
          </text:insertion>
        </text:changed-region>
        <text:changed-region xml:id="ct74801488" text:id="ct74801488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74840112" text:id="ct74840112">
          <text:insertion>
            <office:change-info>
              <dc:creator>Lucia Dossin</dc:creator>
              <dc:date>2017-09-02T11:03:00</dc:date>
            </office:change-info>
          </text:insertion>
        </text:changed-region>
        <text:changed-region xml:id="ct74905888" text:id="ct74905888">
          <text:deletion>
            <office:change-info>
              <dc:creator>silvio </dc:creator>
              <dc:date>2017-09-03T15:26:00</dc:date>
            </office:change-info>
            <text:p text:style-name="P1"><text:span text:style-name="T1">l</text:span></text:p>
          </text:deletion>
          <text:insertion>
            <office:change-info office:chg-author="Lucia Dossin" office:chg-date-time="2017-09-02T11:03:00"/>
          </text:insertion>
        </text:changed-region>
        <text:changed-region xml:id="ct74795776" text:id="ct74795776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74893648" text:id="ct74893648">
          <text:insertion>
            <office:change-info>
              <dc:creator>Lucia Dossin</dc:creator>
              <dc:date>2017-09-02T11:03:00</dc:date>
            </office:change-info>
          </text:insertion>
        </text:changed-region>
        <text:changed-region xml:id="ct56225952" text:id="ct56225952">
          <text:deletion>
            <office:change-info>
              <dc:creator>Lucia Dossin</dc:creator>
              <dc:date>2017-09-02T11:03:00</dc:date>
            </office:change-info>
            <text:p text:style-name="P1"><text:span text:style-name="T1">Professions</text:span></text:p>
          </text:deletion>
        </text:changed-region>
        <text:changed-region xml:id="ct65085648" text:id="ct65085648">
          <text:insertion>
            <office:change-info>
              <dc:creator>Lucia Dossin</dc:creator>
              <dc:date>2017-09-02T11:03:00</dc:date>
            </office:change-info>
          </text:insertion>
        </text:changed-region>
        <text:changed-region xml:id="ct73124464" text:id="ct73124464">
          <text:insertion>
            <office:change-info>
              <dc:creator>Silvio Lorusso</dc:creator>
              <dc:date>2017-08-30T11:18:00</dc:date>
            </office:change-info>
          </text:insertion>
        </text:changed-region>
        <text:changed-region xml:id="ct55623952" text:id="ct55623952">
          <text:deletion>
            <office:change-info>
              <dc:creator>Silvio Lorusso</dc:creator>
              <dc:date>2017-08-30T11:18:00</dc:date>
            </office:change-info>
            <text:p text:style-name="P2"><text:span text:style-name="T2">* </text:span></text:p>
          </text:deletion>
        </text:changed-region>
        <text:changed-region xml:id="ct50370048" text:id="ct50370048">
          <text:deletion>
            <office:change-info>
              <dc:creator>Silvio Lorusso</dc:creator>
              <dc:date>2017-08-30T11:19:00</dc:date>
            </office:change-info>
            <text:p text:style-name="P2"><text:span text:style-name="T2">*</text:span></text:p>
          </text:deletion>
        </text:changed-region>
        <text:changed-region xml:id="ct65089712" text:id="ct65089712">
          <text:deletion>
            <office:change-info>
              <dc:creator>Silvio Lorusso</dc:creator>
              <dc:date>2017-08-30T11:19:00</dc:date>
            </office:change-info>
            <text:p text:style-name="P2"><text:span text:style-name="T2"><text:s/></text:span></text:p>
          </text:deletion>
        </text:changed-region>
        <text:changed-region xml:id="ct65516128" text:id="ct65516128">
          <text:deletion>
            <office:change-info>
              <dc:creator>Silvio Lorusso</dc:creator>
              <dc:date>2017-08-30T11:19:00</dc:date>
            </office:change-info>
            <text:p text:style-name="P2"><text:span text:style-name="T2"><text:s/></text:span></text:p>
          </text:deletion>
        </text:changed-region>
        <text:changed-region xml:id="ct71197584" text:id="ct71197584">
          <text:insertion>
            <office:change-info>
              <dc:creator>Silvio Lorusso</dc:creator>
              <dc:date>2017-08-30T11:19:00</dc:date>
            </office:change-info>
          </text:insertion>
        </text:changed-region>
        <text:changed-region xml:id="ct64329600" text:id="ct64329600">
          <text:insertion>
            <office:change-info>
              <dc:creator>Silvio Lorusso</dc:creator>
              <dc:date>2017-08-30T11:19:00</dc:date>
            </office:change-info>
          </text:insertion>
        </text:changed-region>
        <text:changed-region xml:id="ct68822288" text:id="ct68822288">
          <text:insertion>
            <office:change-info>
              <dc:creator>Silvio Lorusso</dc:creator>
              <dc:date>2017-08-30T11:23:00</dc:date>
            </office:change-info>
          </text:insertion>
        </text:changed-region>
        <text:changed-region xml:id="ct65981488" text:id="ct65981488">
          <text:deletion>
            <office:change-info>
              <dc:creator>Silvio Lorusso</dc:creator>
              <dc:date>2017-08-30T11:23:00</dc:date>
            </office:change-info>
            <text:p text:style-name="P2"><text:span text:style-name="T2">e</text:span></text:p>
          </text:deletion>
        </text:changed-region>
        <text:changed-region xml:id="ct70229264" text:id="ct70229264">
          <text:deletion>
            <office:change-info>
              <dc:creator>Silvio Lorusso</dc:creator>
              <dc:date>2017-08-30T11:23:00</dc:date>
            </office:change-info>
            <text:p text:style-name="P2"><text:span text:style-name="T2">perfection of the inverted </text:span></text:p>
          </text:deletion>
        </text:changed-region>
        <text:changed-region xml:id="ct65083200" text:id="ct65083200">
          <text:insertion>
            <office:change-info>
              <dc:creator>Silvio Lorusso</dc:creator>
              <dc:date>2017-08-30T11:21:00</dc:date>
            </office:change-info>
          </text:insertion>
        </text:changed-region>
        <text:changed-region xml:id="ct50393024" text:id="ct50393024">
          <text:deletion>
            <office:change-info>
              <dc:creator>Silvio Lorusso</dc:creator>
              <dc:date>2017-08-30T11:21:00</dc:date>
            </office:change-info>
            <text:p text:style-name="P2"><text:span text:style-name="T2">in</text:span></text:p>
          </text:deletion>
        </text:changed-region>
        <text:changed-region xml:id="ct69686608" text:id="ct69686608">
          <text:insertion>
            <office:change-info>
              <dc:creator>Silvio Lorusso</dc:creator>
              <dc:date>2017-08-30T11:23:00</dc:date>
            </office:change-info>
          </text:insertion>
        </text:changed-region>
        <text:changed-region xml:id="ct68033008" text:id="ct68033008">
          <text:deletion>
            <office:change-info>
              <dc:creator>Silvio Lorusso</dc:creator>
              <dc:date>2017-08-30T11:23:00</dc:date>
            </office:change-info>
            <text:p text:style-name="P2"><text:span text:style-name="T2">s</text:span></text:p>
          </text:deletion>
        </text:changed-region>
        <text:changed-region xml:id="ct57198880" text:id="ct57198880">
          <text:deletion>
            <office:change-info>
              <dc:creator>Silvio Lorusso</dc:creator>
              <dc:date>2017-08-30T11:23:00</dc:date>
            </office:change-info>
            <text:p text:style-name="P2"><text:span text:style-name="T2">not only </text:span></text:p>
          </text:deletion>
        </text:changed-region>
        <text:changed-region xml:id="ct66300672" text:id="ct66300672">
          <text:insertion>
            <office:change-info>
              <dc:creator>Silvio Lorusso</dc:creator>
              <dc:date>2017-08-30T11:21:00</dc:date>
            </office:change-info>
          </text:insertion>
        </text:changed-region>
        <text:changed-region xml:id="ct63965744" text:id="ct63965744">
          <text:insertion>
            <office:change-info>
              <dc:creator>Silvio Lorusso</dc:creator>
              <dc:date>2017-08-30T11:24:00</dc:date>
            </office:change-info>
          </text:insertion>
        </text:changed-region>
        <text:changed-region xml:id="ct68436448" text:id="ct68436448">
          <text:insertion>
            <office:change-info>
              <dc:creator>Silvio Lorusso</dc:creator>
              <dc:date>2017-08-30T11:21:00</dc:date>
            </office:change-info>
          </text:insertion>
        </text:changed-region>
        <text:changed-region xml:id="ct71569056" text:id="ct71569056">
          <text:deletion>
            <office:change-info>
              <dc:creator>Silvio Lorusso</dc:creator>
              <dc:date>2017-08-30T11:22:00</dc:date>
            </office:change-info>
            <text:p text:style-name="P2"><text:span text:style-name="T2">also has </text:span></text:p>
          </text:deletion>
        </text:changed-region>
        <text:changed-region xml:id="ct67334928" text:id="ct67334928">
          <text:deletion>
            <office:change-info>
              <dc:creator>Silvio Lorusso</dc:creator>
              <dc:date>2017-08-30T11:24:00</dc:date>
            </office:change-info>
            <text:p text:style-name="P2"><text:span text:style-name="T2">which contains</text:span></text:p>
          </text:deletion>
        </text:changed-region>
        <text:changed-region xml:id="ct55680688" text:id="ct55680688">
          <text:insertion>
            <office:change-info>
              <dc:creator>Silvio Lorusso</dc:creator>
              <dc:date>2017-08-30T11:25:00</dc:date>
            </office:change-info>
          </text:insertion>
        </text:changed-region>
        <text:changed-region xml:id="ct54558096" text:id="ct54558096">
          <text:deletion>
            <office:change-info>
              <dc:creator>Silvio Lorusso</dc:creator>
              <dc:date>2017-08-30T11:24:00</dc:date>
            </office:change-info>
            <text:p text:style-name="P2"><text:span text:style-name="T2">model </text:span></text:p>
          </text:deletion>
        </text:changed-region>
        <text:changed-region xml:id="ct49379888" text:id="ct49379888">
          <text:insertion>
            <office:change-info>
              <dc:creator>Silvio Lorusso</dc:creator>
              <dc:date>2017-08-30T11:25:00</dc:date>
            </office:change-info>
          </text:insertion>
        </text:changed-region>
        <text:changed-region xml:id="ct65128480" text:id="ct65128480">
          <text:deletion>
            <office:change-info>
              <dc:creator>Silvio Lorusso</dc:creator>
              <dc:date>2017-08-30T11:25:00</dc:date>
            </office:change-info>
            <text:p text:style-name="P2"><text:span text:style-name="T2">'</text:span></text:p>
          </text:deletion>
        </text:changed-region>
        <text:changed-region xml:id="ct56519712" text:id="ct56519712">
          <text:insertion>
            <office:change-info>
              <dc:creator>Silvio Lorusso</dc:creator>
              <dc:date>2017-08-30T11:25:00</dc:date>
            </office:change-info>
          </text:insertion>
        </text:changed-region>
        <text:changed-region xml:id="ct55240896" text:id="ct55240896">
          <text:deletion>
            <office:change-info>
              <dc:creator>Silvio Lorusso</dc:creator>
              <dc:date>2017-08-30T11:25:00</dc:date>
            </office:change-info>
            <text:p text:style-name="P2"><text:span text:style-name="T2">'</text:span></text:p>
          </text:deletion>
        </text:changed-region>
        <text:changed-region xml:id="ct73403152" text:id="ct73403152">
          <text:insertion>
            <office:change-info>
              <dc:creator>Silvio Lorusso</dc:creator>
              <dc:date>2017-08-30T11:24:00</dc:date>
            </office:change-info>
          </text:insertion>
        </text:changed-region>
        <text:changed-region xml:id="ct54924048" text:id="ct54924048">
          <text:insertion>
            <office:change-info>
              <dc:creator>Silvio Lorusso</dc:creator>
              <dc:date>2017-08-30T11:25:00</dc:date>
            </office:change-info>
          </text:insertion>
        </text:changed-region>
        <text:changed-region xml:id="ct64512800" text:id="ct64512800">
          <text:deletion>
            <office:change-info>
              <dc:creator>Silvio Lorusso</dc:creator>
              <dc:date>2017-08-30T11:25:00</dc:date>
            </office:change-info>
            <text:p text:style-name="P2"><text:span text:style-name="T2">a </text:span></text:p>
          </text:deletion>
        </text:changed-region>
        <text:changed-region xml:id="ct65515216" text:id="ct65515216">
          <text:insertion>
            <office:change-info>
              <dc:creator>Silvio Lorusso</dc:creator>
              <dc:date>2017-08-30T11:26:00</dc:date>
            </office:change-info>
          </text:insertion>
        </text:changed-region>
        <text:changed-region xml:id="ct71372592" text:id="ct71372592">
          <text:deletion>
            <office:change-info>
              <dc:creator>Silvio Lorusso</dc:creator>
              <dc:date>2017-08-30T11:26:00</dc:date>
            </office:change-info>
            <text:p text:style-name="P2"><text:span text:style-name="T2"><text:s/>(but then with life style). </text:span></text:p>
          </text:deletion>
        </text:changed-region>
        <text:changed-region xml:id="ct50360192" text:id="ct50360192">
          <text:deletion>
            <office:change-info>
              <dc:creator>Silvio Lorusso</dc:creator>
              <dc:date>2017-08-30T11:26:00</dc:date>
            </office:change-info>
            <text:p text:style-name="P2"><text:span text:style-name="T2"><text:s/>with him</text:span></text:p>
          </text:deletion>
        </text:changed-region>
        <text:changed-region xml:id="ct55240480" text:id="ct55240480">
          <text:insertion>
            <office:change-info>
              <dc:creator>Silvio Lorusso</dc:creator>
              <dc:date>2017-08-30T11:26:00</dc:date>
            </office:change-info>
          </text:insertion>
        </text:changed-region>
        <text:changed-region xml:id="ct57091632" text:id="ct57091632">
          <text:deletion>
            <office:change-info>
              <dc:creator>Silvio Lorusso</dc:creator>
              <dc:date>2017-08-30T11:29:00</dc:date>
            </office:change-info>
            <text:p text:style-name="P2"><text:span text:style-name="T2">this conversation</text:span></text:p>
          </text:deletion>
        </text:changed-region>
        <text:changed-region xml:id="ct68826928" text:id="ct68826928">
          <text:insertion>
            <office:change-info>
              <dc:creator>Silvio Lorusso</dc:creator>
              <dc:date>2017-08-30T11:29:00</dc:date>
            </office:change-info>
          </text:insertion>
        </text:changed-region>
        <text:changed-region xml:id="ct53325824" text:id="ct53325824">
          <text:insertion>
            <office:change-info>
              <dc:creator>Silvio Lorusso</dc:creator>
              <dc:date>2017-08-30T11:32:00</dc:date>
            </office:change-info>
          </text:insertion>
        </text:changed-region>
        <text:changed-region xml:id="ct56906368" text:id="ct56906368">
          <text:deletion>
            <office:change-info>
              <dc:creator>Silvio Lorusso</dc:creator>
              <dc:date>2017-08-30T11:32:00</dc:date>
            </office:change-info>
            <text:p text:style-name="P2"><text:span text:style-name="T2">:</text:span></text:p>
          </text:deletion>
        </text:changed-region>
        <text:changed-region xml:id="ct73623440" text:id="ct73623440">
          <text:insertion>
            <office:change-info>
              <dc:creator>Silvio Lorusso</dc:creator>
              <dc:date>2017-08-30T11:33:00</dc:date>
            </office:change-info>
          </text:insertion>
        </text:changed-region>
        <text:changed-region xml:id="ct55245536" text:id="ct55245536">
          <text:insertion>
            <office:change-info>
              <dc:creator>Silvio Lorusso</dc:creator>
              <dc:date>2017-08-30T11:33:00</dc:date>
            </office:change-info>
          </text:insertion>
        </text:changed-region>
        <text:changed-region xml:id="ct54414160" text:id="ct54414160">
          <text:insertion>
            <office:change-info>
              <dc:creator>Silvio Lorusso</dc:creator>
              <dc:date>2017-08-30T11:33:00</dc:date>
            </office:change-info>
          </text:insertion>
        </text:changed-region>
        <text:changed-region xml:id="ct67838000" text:id="ct67838000">
          <text:deletion>
            <office:change-info>
              <dc:creator>Silvio Lorusso</dc:creator>
              <dc:date>2017-08-30T11:33:00</dc:date>
            </office:change-info>
            <text:p text:style-name="P2"><text:span text:style-name="T2">your home's </text:span></text:p>
          </text:deletion>
        </text:changed-region>
        <text:changed-region xml:id="ct65516592" text:id="ct65516592">
          <text:insertion>
            <office:change-info>
              <dc:creator>Silvio Lorusso</dc:creator>
              <dc:date>2017-08-30T11:33:00</dc:date>
            </office:change-info>
          </text:insertion>
        </text:changed-region>
        <text:changed-region xml:id="ct65620848" text:id="ct65620848">
          <text:insertion>
            <office:change-info>
              <dc:creator>Silvio Lorusso</dc:creator>
              <dc:date>2017-08-30T11:34:00</dc:date>
            </office:change-info>
          </text:insertion>
        </text:changed-region>
        <text:changed-region xml:id="ct72224240" text:id="ct72224240">
          <text:deletion>
            <office:change-info>
              <dc:creator>Silvio Lorusso</dc:creator>
              <dc:date>2017-08-30T11:34:00</dc:date>
            </office:change-info>
            <text:p text:style-name="P2"><text:span text:style-name="T2">of the owner </text:span></text:p>
          </text:deletion>
        </text:changed-region>
        <text:changed-region xml:id="ct57300144" text:id="ct57300144">
          <text:insertion>
            <office:change-info>
              <dc:creator>Silvio Lorusso</dc:creator>
              <dc:date>2017-08-30T11:34:00</dc:date>
            </office:change-info>
          </text:insertion>
        </text:changed-region>
        <text:changed-region xml:id="ct67348800" text:id="ct67348800">
          <text:deletion>
            <office:change-info>
              <dc:creator>Silvio Lorusso</dc:creator>
              <dc:date>2017-08-30T11:34:00</dc:date>
            </office:change-info>
            <text:p text:style-name="P2"><text:span text:style-name="T2">an</text:span></text:p>
          </text:deletion>
        </text:changed-region>
        <text:changed-region xml:id="ct56190096" text:id="ct56190096">
          <text:deletion>
            <office:change-info>
              <dc:creator>Silvio Lorusso</dc:creator>
              <dc:date>2017-08-30T11:34:00</dc:date>
            </office:change-info>
            <text:p text:style-name="P2"><text:span text:style-name="T2">'s</text:span></text:p>
          </text:deletion>
        </text:changed-region>
        <text:changed-region xml:id="ct64938976" text:id="ct64938976">
          <text:insertion>
            <office:change-info>
              <dc:creator>Silvio Lorusso</dc:creator>
              <dc:date>2017-08-30T11:34:00</dc:date>
            </office:change-info>
          </text:insertion>
        </text:changed-region>
        <text:changed-region xml:id="ct56594464" text:id="ct56594464">
          <text:deletion>
            <office:change-info>
              <dc:creator>Silvio Lorusso</dc:creator>
              <dc:date>2017-08-30T11:34:00</dc:date>
            </office:change-info>
            <text:p text:style-name="P2"><text:span text:style-name="T2">'s home</text:span></text:p>
          </text:deletion>
        </text:changed-region>
        <text:changed-region xml:id="ct57866256" text:id="ct57866256">
          <text:insertion>
            <office:change-info>
              <dc:creator>Silvio Lorusso</dc:creator>
              <dc:date>2017-08-30T11:34:00</dc:date>
            </office:change-info>
          </text:insertion>
        </text:changed-region>
        <text:changed-region xml:id="ct64323104" text:id="ct64323104">
          <text:deletion>
            <office:change-info>
              <dc:creator>Silvio Lorusso</dc:creator>
              <dc:date>2017-08-30T11:34:00</dc:date>
            </office:change-info>
            <text:p text:style-name="P2"><text:span text:style-name="T2">'sellable'</text:span></text:p>
          </text:deletion>
        </text:changed-region>
        <text:changed-region xml:id="ct70383360" text:id="ct70383360">
          <text:deletion>
            <office:change-info>
              <dc:creator>Silvio Lorusso</dc:creator>
              <dc:date>2017-08-30T11:35:00</dc:date>
            </office:change-info>
            <text:p text:style-name="P2"><text:span text:style-name="T2">Just </text:span></text:p>
          </text:deletion>
        </text:changed-region>
        <text:changed-region xml:id="ct65069200" text:id="ct65069200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56291648" text:id="ct56291648">
          <text:deletion>
            <office:change-info>
              <dc:creator>Silvio Lorusso</dc:creator>
              <dc:date>2017-08-30T11:35:00</dc:date>
            </office:change-info>
            <text:p text:style-name="P2"><text:span text:style-name="T2">'</text:span></text:p>
          </text:deletion>
        </text:changed-region>
        <text:changed-region xml:id="ct65355136" text:id="ct65355136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57951344" text:id="ct57951344">
          <text:deletion>
            <office:change-info>
              <dc:creator>Silvio Lorusso</dc:creator>
              <dc:date>2017-08-30T11:35:00</dc:date>
            </office:change-info>
            <text:p text:style-name="P2"><text:span text:style-name="T2">y</text:span></text:p>
          </text:deletion>
        </text:changed-region>
        <text:changed-region xml:id="ct56671936" text:id="ct56671936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50534304" text:id="ct50534304">
          <text:deletion>
            <office:change-info>
              <dc:creator>Silvio Lorusso</dc:creator>
              <dc:date>2017-08-30T11:35:00</dc:date>
            </office:change-info>
            <text:p text:style-name="P2"><text:span text:style-name="T2">'</text:span></text:p>
          </text:deletion>
        </text:changed-region>
        <text:changed-region xml:id="ct41163632" text:id="ct41163632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69332704" text:id="ct69332704">
          <text:deletion>
            <office:change-info>
              <dc:creator>Silvio Lorusso</dc:creator>
              <dc:date>2017-08-30T11:35:00</dc:date>
            </office:change-info>
            <text:p text:style-name="P2"><text:span text:style-name="T2">'</text:span></text:p>
          </text:deletion>
        </text:changed-region>
        <text:changed-region xml:id="ct67696912" text:id="ct67696912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71242336" text:id="ct71242336">
          <text:deletion>
            <office:change-info>
              <dc:creator>Silvio Lorusso</dc:creator>
              <dc:date>2017-08-30T11:35:00</dc:date>
            </office:change-info>
            <text:p text:style-name="P2"><text:span text:style-name="T2">' </text:span></text:p>
          </text:deletion>
        </text:changed-region>
        <text:changed-region xml:id="ct56170304" text:id="ct56170304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56362864" text:id="ct56362864">
          <text:deletion>
            <office:change-info>
              <dc:creator>Silvio Lorusso</dc:creator>
              <dc:date>2017-08-30T11:35:00</dc:date>
            </office:change-info>
            <text:p text:style-name="P2"><text:span text:style-name="T2">'</text:span></text:p>
          </text:deletion>
        </text:changed-region>
        <text:changed-region xml:id="ct41202880" text:id="ct41202880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57078784" text:id="ct57078784">
          <text:deletion>
            <office:change-info>
              <dc:creator>Silvio Lorusso</dc:creator>
              <dc:date>2017-08-30T11:35:00</dc:date>
            </office:change-info>
            <text:p text:style-name="P2"><text:span text:style-name="T2">'</text:span></text:p>
          </text:deletion>
        </text:changed-region>
        <text:changed-region xml:id="ct73418080" text:id="ct73418080">
          <text:insertion>
            <office:change-info>
              <dc:creator>Silvio Lorusso</dc:creator>
              <dc:date>2017-08-30T11:36:00</dc:date>
            </office:change-info>
          </text:insertion>
        </text:changed-region>
        <text:changed-region xml:id="ct56353696" text:id="ct56353696">
          <text:deletion>
            <office:change-info>
              <dc:creator>Silvio Lorusso</dc:creator>
              <dc:date>2017-08-30T11:36:00</dc:date>
            </office:change-info>
            <text:p text:style-name="P2"><text:span text:style-name="T2">(By the way, </text:span></text:p>
          </text:deletion>
        </text:changed-region>
        <text:changed-region xml:id="ct68779088" text:id="ct68779088">
          <text:insertion>
            <office:change-info>
              <dc:creator>Silvio Lorusso</dc:creator>
              <dc:date>2017-08-30T11:36:00</dc:date>
            </office:change-info>
          </text:insertion>
        </text:changed-region>
        <text:changed-region xml:id="ct56909616" text:id="ct56909616">
          <text:deletion>
            <office:change-info>
              <dc:creator>Silvio Lorusso</dc:creator>
              <dc:date>2017-08-30T11:36:00</dc:date>
            </office:change-info>
            <text:p text:style-name="P2"><text:span text:style-name="T2">w</text:span></text:p>
          </text:deletion>
        </text:changed-region>
        <text:changed-region xml:id="ct55710816" text:id="ct55710816">
          <text:deletion>
            <office:change-info>
              <dc:creator>Silvio Lorusso</dc:creator>
              <dc:date>2017-08-30T11:36:00</dc:date>
            </office:change-info>
            <text:p text:style-name="P2"><text:span text:style-name="T2">them all</text:span></text:p>
          </text:deletion>
        </text:changed-region>
        <text:changed-region xml:id="ct56856816" text:id="ct56856816">
          <text:insertion>
            <office:change-info>
              <dc:creator>Silvio Lorusso</dc:creator>
              <dc:date>2017-08-30T11:36:00</dc:date>
            </office:change-info>
          </text:insertion>
        </text:changed-region>
        <text:changed-region xml:id="ct53953776" text:id="ct53953776">
          <text:insertion>
            <office:change-info>
              <dc:creator>Silvio Lorusso</dc:creator>
              <dc:date>2017-08-30T11:36:00</dc:date>
            </office:change-info>
          </text:insertion>
        </text:changed-region>
        <text:changed-region xml:id="ct64235264" text:id="ct64235264">
          <text:deletion>
            <office:change-info>
              <dc:creator>Silvio Lorusso</dc:creator>
              <dc:date>2017-08-30T11:36:00</dc:date>
            </office:change-info>
            <text:p text:style-name="P2"><text:span text:style-name="T2">In w</text:span></text:p>
          </text:deletion>
        </text:changed-region>
        <text:changed-region xml:id="ct71498656" text:id="ct71498656">
          <text:insertion>
            <office:change-info>
              <dc:creator>Silvio Lorusso</dc:creator>
              <dc:date>2017-08-30T11:37:00</dc:date>
            </office:change-info>
          </text:insertion>
        </text:changed-region>
        <text:changed-region xml:id="ct64279776" text:id="ct64279776">
          <text:insertion>
            <office:change-info>
              <dc:creator>Silvio Lorusso</dc:creator>
              <dc:date>2017-08-30T11:37:00</dc:date>
            </office:change-info>
          </text:insertion>
        </text:changed-region>
        <text:changed-region xml:id="ct56514624" text:id="ct56514624">
          <text:insertion>
            <office:change-info>
              <dc:creator>Silvio Lorusso</dc:creator>
              <dc:date>2017-08-30T11:37:00</dc:date>
            </office:change-info>
          </text:insertion>
        </text:changed-region>
        <text:changed-region xml:id="ct65144208" text:id="ct65144208">
          <text:deletion>
            <office:change-info>
              <dc:creator>Silvio Lorusso</dc:creator>
              <dc:date>2017-08-30T11:37:00</dc:date>
            </office:change-info>
            <text:p text:style-name="P2"><text:span text:style-name="T2">by</text:span></text:p>
          </text:deletion>
        </text:changed-region>
        <text:changed-region xml:id="ct72412816" text:id="ct72412816">
          <text:deletion>
            <office:change-info>
              <dc:creator>Silvio Lorusso</dc:creator>
              <dc:date>2017-08-30T11:37:00</dc:date>
            </office:change-info>
            <text:p text:style-name="P2"><text:span text:style-name="T2">in the opposite stream</text:span></text:p>
          </text:deletion>
        </text:changed-region>
        <text:changed-region xml:id="ct50500752" text:id="ct50500752">
          <text:insertion>
            <office:change-info>
              <dc:creator>Silvio Lorusso</dc:creator>
              <dc:date>2017-08-30T11:37:00</dc:date>
            </office:change-info>
          </text:insertion>
        </text:changed-region>
        <text:changed-region xml:id="ct68449952" text:id="ct68449952">
          <text:insertion>
            <office:change-info>
              <dc:creator>Silvio Lorusso</dc:creator>
              <dc:date>2017-08-30T11:37:00</dc:date>
            </office:change-info>
          </text:insertion>
        </text:changed-region>
        <text:changed-region xml:id="ct73132400" text:id="ct73132400">
          <text:deletion>
            <office:change-info>
              <dc:creator>Silvio Lorusso</dc:creator>
              <dc:date>2017-08-30T11:37:00</dc:date>
            </office:change-info>
            <text:p text:style-name="P2"><text:span text:style-name="T2">by</text:span></text:p>
          </text:deletion>
        </text:changed-region>
        <text:changed-region xml:id="ct57119840" text:id="ct57119840">
          <text:deletion>
            <office:change-info>
              <dc:creator>Lucia Dossin</dc:creator>
              <dc:date>2017-09-02T11:02:00</dc:date>
            </office:change-info>
            <text:p text:style-name="P2"/>
            <text:p text:style-name="P3"/>
          </text:deletion>
        </text:changed-region>
        <text:changed-region xml:id="ct50365472" text:id="ct50365472">
          <text:deletion>
            <office:change-info>
              <dc:creator>Silvio Lorusso</dc:creator>
              <dc:date>2017-08-30T11:18:00</dc:date>
            </office:change-info>
            <text:p text:style-name="P3"/>
            <text:p text:style-name="P3"/>
            <text:p text:style-name="P4">*fictional names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71092624"/><text:span text:style-name="T1">Work – and </text:span><text:change-end text:change-id="ct71092624"/><text:change text:change-id="ct74317216"/><text:change-start text:change-id="ct74848784"/><text:span text:style-name="T4">E</text:span><text:change-end text:change-id="ct74848784"/><text:change-start text:change-id="ct74407424"/><text:span text:style-name="T1">verything </text:span><text:change-end text:change-id="ct74407424"/><text:change text:change-id="ct74827088"/><text:change-start text:change-id="ct74829616"/><text:span text:style-name="T4">E</text:span><text:change-end text:change-id="ct74829616"/><text:change-start text:change-id="ct74830880"/><text:span text:style-name="T1">lse </text:span><text:change-end text:change-id="ct74830880"/><text:change text:change-id="ct74794592"/><text:change-start text:change-id="ct74811424"/><text:span text:style-name="T4">Y</text:span><text:change-end text:change-id="ct74811424"/><text:change-start text:change-id="ct74680288"/><text:span text:style-name="T1">o</text:span><text:change-end text:change-id="ct74680288"/><text:change-start text:change-id="ct56355536"/><text:span text:style-name="T1">u </text:span><text:change-end text:change-id="ct56355536"/><text:change text:change-id="ct74751808"/><text:change-start text:change-id="ct74815296"/><text:span text:style-name="T4">D</text:span><text:change-end text:change-id="ct74815296"/><text:change-start text:change-id="ct74844592"/><text:span text:style-name="T1">o </text:span><text:change-end text:change-id="ct74844592"/><text:change text:change-id="ct74817312"/><text:change-start text:change-id="ct74801488"/><text:span text:style-name="T4">F</text:span><text:change-end text:change-id="ct74801488"/><text:change-start text:change-id="ct74840112"/><text:span text:style-name="T1">or a </text:span><text:change-end text:change-id="ct74840112"/><text:change text:change-id="ct74905888"/><text:change-start text:change-id="ct74795776"/><text:span text:style-name="T4">L</text:span><text:change-end text:change-id="ct74795776"/><text:change-start text:change-id="ct74893648"/><text:span text:style-name="T1">iving</text:span><text:change-end text:change-id="ct74893648"/><text:change text:change-id="ct56225952"/><text:span text:style-name="T1"><office:annotation office:name="__Annotation__3_215380"><dc:creator>Silvio Lorusso</dc:creator><dc:date>2017-08-30T11:27:00</dc:date><text:p>What about a more catchy title like “work-life imbalance”?</text:p></office:annotation></text:span><text:change-start text:change-id="ct65085648"/><text:span text:style-name="T1"><office:annotation><dc:creator>Lucia Dossin</dc:creator><dc:date>2017-09-02T11:03:32</dc:date><text:p text:style-name="P12"><text:span text:style-name="T7">Reply to Silvio Lorusso (08/30/2017, 11:27): "..."</text:span></text:p><text:p><text:span text:style-name="T8">Better? :)</text:span></text:p></office:annotation></text:span><text:change-end text:change-id="ct65085648"/></text:p>
      <text:p text:style-name="P7"/>
      <text:p text:style-name="P2"><text:span text:style-name="T2">This is the story of a creative worker who needs to find a way to supplement his income. Ricardo</text:span><text:change-start text:change-id="ct73124464"/><text:span text:style-name="T2"> </text:span><text:change-end text:change-id="ct73124464"/><text:change text:change-id="ct55623952"/><text:span text:style-name="T2">is an architect. Some years ago, he and his friend Marcelo</text:span><text:change text:change-id="ct50370048"/><text:span text:style-name="T2"> –</text:span><text:change text:change-id="ct65089712"/><text:span text:style-name="T2">with whom he studied</text:span><text:change text:change-id="ct65516128"/><text:span text:style-name="T2">– set up a studio</text:span><text:change-start text:change-id="ct71197584"/><text:span text:style-name="T2"> (these names are fictional)</text:span><text:change-end text:change-id="ct71197584"/><text:span text:style-name="T2">. Recently, he found himself embedded in a fundamental inversion</text:span><text:change-start text:change-id="ct64329600"/><text:span text:style-name="T2"> of his work-life routine</text:span><text:change-end text:change-id="ct64329600"/><text:span text:style-name="T2">: in order to be able to pay the bills, he moved into the studio and rented his home via AirBnb. The pervers</text:span><text:change-start text:change-id="ct68822288"/><text:span text:style-name="T2">ion of the</text:span><text:change-end text:change-id="ct68822288"/><text:change text:change-id="ct65981488"/><text:span text:style-name="T2"> </text:span><text:change text:change-id="ct70229264"/><text:span text:style-name="T2">logic </text:span><text:change-start text:change-id="ct65083200"/><text:span text:style-name="T2">in</text:span><text:change-end text:change-id="ct65083200"/><text:change text:change-id="ct50393024"/><text:span text:style-name="T2"> his story </text:span><text:change-start text:change-id="ct69686608"/><text:span text:style-name="T2">doesn’t only </text:span><text:change-end text:change-id="ct69686608"/><text:span text:style-name="T2">revolve</text:span><text:change text:change-id="ct68033008"/><text:span text:style-name="T2"> </text:span><text:change text:change-id="ct57198880"/><text:span text:style-name="T2">around the precarious condition of the creative worker, but </text:span><text:change-start text:change-id="ct66300672"/><text:span text:style-name="T2">is </text:span><text:change-end text:change-id="ct66300672"/><text:change-start text:change-id="ct63965744"/><text:span text:style-name="T2">topped with</text:span><text:change-end text:change-id="ct63965744"/><text:change-start text:change-id="ct68436448"/><text:span text:style-name="T2"> </text:span><text:change-end text:change-id="ct68436448"/><text:change text:change-id="ct71569056"/><text:span text:style-name="T2">a layer of bitter-sweet irony </text:span><text:change text:change-id="ct67334928"/><text:change-start text:change-id="ct55680688"/><text:span text:style-name="T2">made of</text:span><text:change-end text:change-id="ct55680688"/><text:span text:style-name="T2"> a mix of the </text:span><text:change text:change-id="ct54558096"/><text:change-start text:change-id="ct49379888"/><text:span text:style-name="T2">‘</text:span><text:change-end text:change-id="ct49379888"/><text:change text:change-id="ct65128480"/><text:span text:style-name="T2">work from home</text:span><text:change-start text:change-id="ct56519712"/><text:span text:style-name="T2">’</text:span><text:change-end text:change-id="ct56519712"/><text:change text:change-id="ct55240896"/><text:span text:style-name="T2"> </text:span><text:change-start text:change-id="ct73403152"/><text:span text:style-name="T2">model </text:span><text:change-end text:change-id="ct73403152"/><text:span text:style-name="T2">and something of </text:span><text:change-start text:change-id="ct54924048"/><text:span text:style-name="T2">the </text:span><text:change-end text:change-id="ct54924048"/><text:change text:change-id="ct64512800"/><text:span text:style-name="T2">self-gentrification attitude that reminds me of the horror movie </text:span><text:a xlink:type="simple" xlink:href="http://www.imdb.com/title/tt5052448/" text:style-name="Internet_20_link" text:visited-style-name="Visited_20_Internet_20_Link"><text:span text:style-name="T6">Get Out</text:span></text:a><text:change-start text:change-id="ct65515216"/><text:span text:style-name="T2">. </text:span><text:change-end text:change-id="ct65515216"/><text:change text:change-id="ct71372592"/><text:span text:style-name="T2">I found his gesture quite interesting and was curious to hear some of his considerations about his profession. This text was meant to be a conversation</text:span><text:change text:change-id="ct50360192"/><text:span text:style-name="T2"> – but he never replied </text:span><text:change-start text:change-id="ct55240480"/><text:span text:style-name="T2">to </text:span><text:change-end text:change-id="ct55240480"/><text:span text:style-name="T2">my email.</text:span></text:p>
      <text:p text:style-name="P3"/>
      <text:p text:style-name="P2"><text:span text:style-name="T2">Left without the possibility of </text:span><text:change text:change-id="ct57091632"/><text:change-start text:change-id="ct68826928"/><text:span text:style-name="T2">discussing with him</text:span><text:change-end text:change-id="ct68826928"/><text:span text:style-name="T2">, I believe it still makes sense to write about the inversion in which he got himself involved – even if only through the incompleteness of my own perspective</text:span><text:change-start text:change-id="ct53325824"/><text:span text:style-name="T2">, which is through</text:span><text:change-end text:change-id="ct53325824"/><text:change text:change-id="ct56906368"/><text:span text:style-name="T2"> the questions I intended to ask him. Hopefully you will consider them valuable for understanding the circumstances under which </text:span><text:change-start text:change-id="ct73623440"/><text:span text:style-name="T2">‘</text:span><text:change-end text:change-id="ct73623440"/><text:span text:style-name="T2">creatives</text:span><text:change-start text:change-id="ct55245536"/><text:span text:style-name="T2">’</text:span><text:change-end text:change-id="ct55245536"/><text:span text:style-name="T2"> currently have to live and work – as much as I do.</text:span></text:p>
      <text:p text:style-name="P3"/>
      <text:p text:style-name="P2"><text:span text:style-name="T2">1. Do you identify yourself as an architect in </text:span><text:change-start text:change-id="ct54414160"/><text:span text:style-name="T2">the </text:span><text:change-end text:change-id="ct54414160"/><text:change text:change-id="ct67838000"/><text:span text:style-name="T2">AirBnb ad</text:span><text:change-start text:change-id="ct65516592"/><text:span text:style-name="T2"> of your own house</text:span><text:change-end text:change-id="ct65516592"/><text:span text:style-name="T2">?</text:span></text:p>
      <text:p text:style-name="P3"/>
      <text:p text:style-name="P2"><text:span text:style-name="T2">2. Do you think that the </text:span><text:change-start text:change-id="ct65620848"/><text:span text:style-name="T2">owner’s </text:span><text:change-end text:change-id="ct65620848"/><text:span text:style-name="T2">profession </text:span><text:change text:change-id="ct72224240"/><text:span text:style-name="T2">can influence the image (and price) of the space being rented? (Would </text:span><text:change-start text:change-id="ct57300144"/><text:span text:style-name="T2">the house of an</text:span><text:change-end text:change-id="ct57300144"/><text:change text:change-id="ct67348800"/><text:span text:style-name="T2"> architect</text:span><text:change text:change-id="ct56190096"/><text:span text:style-name="T2"> or</text:span><text:change-start text:change-id="ct64938976"/><text:span text:style-name="T2"> a</text:span><text:change-end text:change-id="ct64938976"/><text:span text:style-name="T2"> designer</text:span><text:change text:change-id="ct56594464"/><text:span text:style-name="T2"> be more </text:span><text:change-start text:change-id="ct57866256"/><text:span text:style-name="T2">palatable</text:span><text:change-end text:change-id="ct57866256"/><text:change text:change-id="ct64323104"/><text:span text:style-name="T2"> than the one of, say, a doctor?)</text:span></text:p>
      <text:p text:style-name="P3"/>
      <text:p text:style-name="P3">3. Have you changed anything in your home in order to make it more attractive to potential clients? (If so, what?)</text:p>
      <text:p text:style-name="P3"/>
      <text:p text:style-name="P2"><text:span text:style-name="T2">4. Have you changed anything in your home in order to preserve your privacy? (</text:span><text:change text:change-id="ct70383360"/><text:change-start text:change-id="ct65069200"/><text:span text:style-name="T2">‘</text:span><text:change-end text:change-id="ct65069200"/><text:change text:change-id="ct56291648"/><text:change-start text:change-id="ct65355136"/><text:span text:style-name="T2">Y</text:span><text:change-end text:change-id="ct65355136"/><text:change text:change-id="ct57951344"/><text:span text:style-name="T2">es</text:span><text:change-start text:change-id="ct56671936"/><text:span text:style-name="T2">’</text:span><text:change-end text:change-id="ct56671936"/><text:change text:change-id="ct50534304"/><text:span text:style-name="T2">, </text:span><text:change-start text:change-id="ct41163632"/><text:span text:style-name="T2">‘</text:span><text:change-end text:change-id="ct41163632"/><text:change text:change-id="ct69332704"/><text:span text:style-name="T2">no</text:span><text:change-start text:change-id="ct67696912"/><text:span text:style-name="T2">’</text:span><text:change-end text:change-id="ct67696912"/><text:change text:change-id="ct71242336"/><text:span text:style-name="T2">or </text:span><text:change-start text:change-id="ct56170304"/><text:span text:style-name="T2">‘</text:span><text:change-end text:change-id="ct56170304"/><text:change text:change-id="ct56362864"/><text:span text:style-name="T2">maybe</text:span><text:change-start text:change-id="ct41202880"/><text:span text:style-name="T2">’</text:span><text:change-end text:change-id="ct41202880"/><text:change text:change-id="ct57078784"/><text:span text:style-name="T2"> is enough.)</text:span></text:p>
      <text:p text:style-name="P3"/>
      <text:p text:style-name="P2"><text:span text:style-name="T2">5. How would you describe your AirBnb clients? And your architecture clients? </text:span><text:change-start text:change-id="ct73418080"/><text:span text:style-name="T2">(</text:span><text:change-end text:change-id="ct73418080"/><text:change text:change-id="ct56353696"/><text:change-start text:change-id="ct68779088"/><text:span text:style-name="T2">W</text:span><text:change-end text:change-id="ct68779088"/><text:change text:change-id="ct56909616"/><text:span text:style-name="T2">ould you call </text:span><text:change text:change-id="ct55710816"/><text:change-start text:change-id="ct56856816"/><text:span text:style-name="T2">both</text:span><text:change-end text:change-id="ct56856816"/><text:span text:style-name="T2"> 'clients', in the first place?)</text:span></text:p>
      <text:p text:style-name="P3"/>
      <text:p text:style-name="P3">6. Do you consider yourself a professional or an amateur?</text:p>
      <text:p text:style-name="P3"/>
      <text:p text:style-name="P3">7. Do you think that your clients see you as a professional or as an amateur?</text:p>
      <text:p text:style-name="P3"/>
      <text:p text:style-name="P2"><text:span text:style-name="T2">8. </text:span><text:change-start text:change-id="ct53953776"/><text:span text:style-name="T2">W</text:span><text:change-end text:change-id="ct53953776"/><text:change text:change-id="ct64235264"/><text:span text:style-name="T2">hich of the two businesses</text:span><text:change-start text:change-id="ct71498656"/><text:span text:style-name="T2"> you run</text:span><text:change-end text:change-id="ct71498656"/><text:span text:style-name="T2"> were you thinking </text:span><text:change-start text:change-id="ct64279776"/><text:span text:style-name="T2">of </text:span><text:change-end text:change-id="ct64279776"/><text:span text:style-name="T2">when you replied?</text:span></text:p>
      <text:p text:style-name="P3"/>
      <text:p text:style-name="P2"><text:span text:style-name="T2">9. Is money a necessary element in a work relationship? Can it be traded </text:span><text:change-start text:change-id="ct56514624"/><text:span text:style-name="T2">with</text:span><text:change-end text:change-id="ct56514624"/><text:change text:change-id="ct65144208"/><text:span text:style-name="T2"> emotional satisfaction? If so, on what exchange rate?</text:span></text:p>
      <text:p text:style-name="P3"/>
      <text:p text:style-name="P2"><text:span text:style-name="T2">10. And </text:span><text:change text:change-id="ct72412816"/><text:change-start text:change-id="ct50500752"/><text:span text:style-name="T2">conversely</text:span><text:change-end text:change-id="ct50500752"/><text:span text:style-name="T2">: can emotional satisfaction be substituted </text:span><text:change-start text:change-id="ct68449952"/><text:span text:style-name="T2">with</text:span><text:change-end text:change-id="ct68449952"/><text:change text:change-id="ct73132400"/><text:span text:style-name="T2"> money?</text:span></text:p>
      <text:p text:style-name="P3"/>
      <text:p text:style-name="P3"><text:soft-page-break/>11. Does market competition play any role in this relationship between money and emotional satisfaction? (If so, which?)</text:p>
      <text:p text:style-name="P3"/>
      <text:p text:style-name="P3">12. How do you see the role of schools in approaching the exercise of a creative profession?</text:p>
      <text:p text:style-name="P3"/>
      <text:p text:style-name="P2"><text:span text:style-name="T2">13. As I mentioned in my email, there is no budget available for this interview. But you can publish a promotional link</text:span><text:bookmark text:name="_GoBack"/><text:span text:style-name="T2"> to your business. Which one will it be?</text:span><text:change text:change-id="ct57119840"/><text:change text:change-id="ct503654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.AppleSystemUIFont" svg:font-family=".AppleSystemUIFont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.AppleSystemUIFont1" svg:font-family=".AppleSystemUIFont" style:font-family-generic="swiss" style:font-pitch="variable"/>
    <style:font-face style:name="Arial" svg:font-family="Arial" style:font-family-generic="swiss" style:font-pitch="variable"/>
    <style:font-face style:name="Cambria1" svg:font-family="Cambri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font-name-asian="Arial Unicode MS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font-name-asian="Arial Unicode M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Lorusso</meta:initial-creator>
    <dc:creator>silvio </dc:creator>
    <meta:editing-cycles>25</meta:editing-cycles>
    <meta:creation-date>2017-08-30T09:14:00</meta:creation-date>
    <dc:date>2017-09-03T15:26:34.535307875</dc:date>
    <meta:editing-duration>PT58S</meta:editing-duration>
    <meta:generator>LibreOffice/4.3.3.2$Linux_X86_64 LibreOffice_project/430m0$Build-2</meta:generator>
    <meta:document-statistic meta:table-count="0" meta:image-count="0" meta:object-count="0" meta:page-count="2" meta:paragraph-count="16" meta:word-count="493" meta:character-count="2788" meta:non-whitespace-character-count="23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